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1.81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draw:auto-grow-height="true" fo:min-height="15.627cm"/>
    </style:style>
    <style:style style:name="pr9" style:family="presentation" style:parent-style-name="Default-outline1" style:list-style-name="L1">
      <style:graphic-properties draw:auto-grow-height="true" fo:min-height="12.831cm"/>
    </style:style>
    <style:style style:name="pr10" style:family="presentation" style:parent-style-name="Default-outline1" style:list-style-name="L1">
      <style:graphic-properties draw:auto-grow-height="true" fo:min-height="14.393cm"/>
    </style:style>
    <style:style style:name="pr11" style:family="presentation" style:parent-style-name="Default-outline1">
      <style:graphic-properties draw:auto-grow-height="true" fo:min-height="13.091cm"/>
    </style:style>
    <style:style style:name="pr12" style:family="presentation" style:parent-style-name="Default-outline1" style:list-style-name="L1">
      <style:graphic-properties draw:auto-grow-height="true" fo:min-height="12.186cm"/>
    </style:style>
    <style:style style:name="pr13" style:family="presentation" style:parent-style-name="Default-outline1">
      <style:graphic-properties fo:min-height="12.463cm"/>
    </style:style>
    <style:style style:name="pr14" style:family="presentation" style:parent-style-name="Default-outline1">
      <style:graphic-properties draw:auto-grow-height="true" fo:min-height="13.59cm"/>
    </style:style>
    <style:style style:name="pr15" style:family="presentation" style:parent-style-name="Default-outline1">
      <style:graphic-properties fo:min-height="13.59cm"/>
    </style:style>
    <style:style style:name="pr16" style:family="presentation" style:parent-style-name="Default-outline1">
      <style:graphic-properties fo:min-height="13.091cm"/>
    </style:style>
    <style:style style:name="pr17" style:family="presentation" style:parent-style-name="Default-outline1">
      <style:graphic-properties fo:min-height="14.885cm"/>
    </style:style>
    <style:style style:name="pr18" style:family="presentation" style:parent-style-name="Default-outline1">
      <style:graphic-properties draw:auto-grow-height="true" fo:min-height="14.676cm"/>
    </style:style>
    <style:style style:name="pr19" style:family="presentation" style:parent-style-name="Default-outline1">
      <style:graphic-properties fo:min-height="13.859cm"/>
    </style:style>
    <style:style style:name="pr20" style:family="presentation" style:parent-style-name="Default-outline1">
      <style:graphic-properties fo:min-height="15.072cm"/>
    </style:style>
    <style:style style:name="pr21" style:family="presentation" style:parent-style-name="Default-outline1">
      <style:graphic-properties fo:min-height="17.82cm"/>
    </style:style>
    <style:style style:name="pr22" style:family="presentation" style:parent-style-name="Default-outline1">
      <style:graphic-properties draw:auto-grow-height="true" fo:min-height="13.859cm"/>
    </style:style>
    <style:style style:name="pr23" style:family="presentation" style:parent-style-name="Default-outline1">
      <style:graphic-properties fo:min-height="15.351cm"/>
    </style:style>
    <style:style style:name="pr24" style:family="presentation" style:parent-style-name="Default-outline1">
      <style:graphic-properties fo:min-height="14.353cm"/>
    </style:style>
    <style:style style:name="pr25" style:family="presentation" style:parent-style-name="Default-subtitle">
      <style:graphic-properties draw:fill-color="#ffffff" draw:auto-grow-height="true" fo:min-height="16.255cm"/>
    </style:style>
    <style:style style:name="pr26" style:family="presentation" style:parent-style-name="Default-outline1">
      <style:graphic-properties fo:min-height="14.001cm"/>
    </style:style>
    <style:style style:name="pr27" style:family="presentation" style:parent-style-name="Default-outline1">
      <style:graphic-properties fo:min-height="13.776cm"/>
    </style:style>
    <style:style style:name="pr28" style:family="presentation" style:parent-style-name="Default-outline1">
      <style:graphic-properties fo:min-height="14.852cm"/>
    </style:style>
    <style:style style:name="pr29" style:family="presentation" style:parent-style-name="Default-outline1">
      <style:graphic-properties fo:min-height="14.571cm"/>
    </style:style>
    <style:style style:name="pr30" style:family="presentation" style:parent-style-name="Default-outline1">
      <style:graphic-properties fo:min-height="15.762cm"/>
    </style:style>
    <style:style style:name="pr31" style:family="presentation" style:parent-style-name="Default-outline1">
      <style:graphic-properties fo:min-height="13.39cm"/>
    </style:style>
    <style:style style:name="pr32" style:family="presentation" style:parent-style-name="Default-outline1">
      <style:graphic-properties fo:min-height="12.592cm"/>
    </style:style>
    <style:style style:name="pr33" style:family="presentation" style:parent-style-name="Default-outline1">
      <style:graphic-properties fo:min-height="12.91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8pt" style:font-size-asian="48pt" style:font-size-complex="48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.3cm" fo:margin-bottom="0.3cm" fo:text-align="start" fo:text-indent="0cm"/>
    </style:style>
    <style:style style:name="P6" style:family="paragraph">
      <style:paragraph-properties fo:margin-left="0cm" fo:margin-right="0cm" fo:margin-top="0.3cm" fo:margin-bottom="0.3cm" fo:text-align="start" fo:text-indent="0cm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4cm" fo:margin-bottom="0.4cm" fo:text-align="start" fo:text-indent="0cm"/>
    </style:style>
    <style:style style:name="P8" style:family="paragraph">
      <style:paragraph-properties fo:margin-left="0cm" fo:margin-right="0cm" fo:margin-top="0.4cm" fo:margin-bottom="0.4cm" fo:text-align="start" fo:text-indent="0cm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top="0cm" fo:margin-bottom="0.102cm"/>
    </style:style>
    <style:style style:name="P10" style:family="paragraph">
      <style:text-properties style:font-name="Courier New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-color="#ffffff"/>
      <style:text-properties fo:font-size="44pt" style:font-size-asian="44pt" style:font-size-complex="44pt"/>
    </style:style>
    <style:style style:name="P12" style:family="paragraph">
      <style:paragraph-properties fo:margin-left="1.245cm" fo:margin-right="0cm" fo:text-indent="0cm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margin-top="0.1cm" fo:margin-bottom="0.599cm" fo:text-indent="0cm"/>
    </style:style>
    <style:style style:name="P15" style:family="paragraph">
      <style:paragraph-properties fo:margin-top="0cm" fo:margin-bottom="0.61cm"/>
    </style:style>
    <style:style style:name="P16" style:family="paragraph">
      <style:paragraph-properties fo:margin-top="0cm" fo:margin-bottom="0.508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40pt" fo:font-style="normal" fo:text-shadow="none" style:text-underline-style="none" fo:font-weight="normal" style:letter-kerning="true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solid" style:text-underline-width="auto" style:text-underline-color="font-color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font-name="Courier New" fo:font-size="26pt" style:font-size-asian="26pt" style:font-size-complex="26pt"/>
    </style:style>
    <style:style style:name="T10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11" style:family="text">
      <style:text-properties style:font-name="Arial2" fo:font-size="32pt" style:font-size-asian="32pt" style:font-size-complex="32pt"/>
    </style:style>
    <style:style style:name="T12" style:family="text">
      <style:text-properties fo:color="#66cc00" style:font-name="Courier New" fo:font-size="20pt" style:text-underline-style="none" fo:font-weight="bold" style:font-size-asian="20pt" style:font-weight-asian="bold" style:font-size-complex="20pt" style:font-weight-complex="bold"/>
    </style:style>
    <style:style style:name="T13" style:family="text">
      <style:text-properties style:font-name="Courier New" fo:font-size="20pt" style:text-underline-style="none" fo:font-weight="bold" style:font-size-asian="20pt" style:font-weight-asian="bold" style:font-size-complex="20pt" style:font-weight-complex="bold"/>
    </style:style>
    <style:style style:name="T14" style:family="text">
      <style:text-properties fo:color="#cc0000" style:font-name="Courier New" fo:font-size="20pt" style:text-underline-style="none" fo:font-weight="bold" style:font-size-asian="20pt" style:font-weight-asian="bold" style:font-size-complex="20pt" style:font-weight-complex="bold"/>
    </style:style>
    <style:style style:name="T15" style:family="text">
      <style:text-properties fo:color="#0000ff" style:font-name="Courier New" fo:font-size="20pt" style:text-underline-style="none" fo:font-weight="bold" style:font-size-asian="20pt" style:font-weight-asian="bold" style:font-size-complex="20pt" style:font-weight-complex="bold"/>
    </style:style>
    <style:style style:name="T16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style:font-name="Arial4" style:font-name-asian="Arial4" style:font-name-complex="Arial4"/>
    </style:style>
    <style:style style:name="T19" style:family="text">
      <style:text-properties style:font-name="Arial4" style:text-underline-style="none" style:font-name-asian="Arial4" style:font-name-complex="Arial4"/>
    </style:style>
    <style:style style:name="T20" style:family="text">
      <style:text-properties fo:font-size="44pt" style:font-size-asian="44pt" style:font-size-complex="44pt"/>
    </style:style>
    <style:style style:name="T21" style:family="text">
      <style:text-properties style:font-name="Courier New" fo:font-size="22pt" fo:font-weight="bold" style:font-size-asian="22pt" style:font-weight-asian="bold" style:font-size-complex="22pt" style:font-weight-complex="bold"/>
    </style:style>
    <style:style style:name="T22" style:family="text">
      <style:text-properties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font-name="Arial2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1.815cm" svg:x="1.471cm" svg:y="4.318cm" presentation:class="title" presentation:user-transformed="true">
          <draw:text-box>
            <text:p>Shared memory and Atomics<text:line-break/>(proposal)<text:line-break/><text:line-break/><text:span text:style-name="T1">Ecma TC39 January 2016</text:span><text:span text:style-name="T1"><text:line-break/></text:span><text:span text:style-name="T1"><text:line-break/></text:span><text:span text:style-name="T1"><text:line-break/></text:span><text:span text:style-name="T1">lars-t-hansen.github.io/ecmascript_sharedmem</text:span><text:span text:style-name="T1"><text:line-break/></text:span><text:span text:style-name="T1"><text:line-break/></text:span><text:span text:style-name="T1">github.com/lars-t-hansen/ecmascript_sharedm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p>Motivation for proposal</text:p>
            <text:p/>
            <text:p>Technical recap -- if desired</text:p>
            <text:p/>
            <text:p>Concerns raised at September '15 meeting</text:p>
            <text:p/>
            <text:p>Discussion of proposal's prospects &amp; statu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office:forms form:automatic-focus="false" form:apply-design-mode="false"/>
        <draw:frame presentation:style-name="pr6" draw:text-style-name="P2" draw:layer="layout" svg:width="25.199cm" svg:height="16.255cm" svg:x="1.4cm" svg:y="0.837cm" presentation:class="subtitle">
          <draw:text-box>
            <text:p><text:span text:style-name="T2">Motiv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oal: Performance</text:p>
          </draw:text-box>
        </draw:frame>
        <draw:frame presentation:style-name="pr8" draw:text-style-name="P3" draw:layer="layout" svg:width="26.032cm" svg:height="15.627cm" svg:x="1.4cm" svg:y="4.914cm" presentation:class="outline" presentation:user-transformed="true">
          <draw:text-box>
            <text:p text:style-name="P3"><text:span text:style-name="T3">Effective use of multiple cores in ES</text:span></text:p>
            <text:p text:style-name="P3"><text:span text:style-name="T3"/></text:p>
            <text:p text:style-name="P3"><text:span text:style-name="T3">2-8 cores are common now</text:span></text:p>
            <text:p text:style-name="P3"><text:span text:style-name="T3"/></text:p>
            <text:p text:style-name="P3"><text:span text:style-name="T3">Native apps: threaded + shared memory</text:span></text:p>
            <text:p text:style-name="P3"><text:span text:style-name="T3"/></text:p>
            <text:p text:style-name="P3"><text:span text:style-name="T3">ES: one core/worker + slow ev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e cases (1)</text:p>
          </draw:text-box>
        </draw:frame>
        <draw:frame presentation:style-name="pr9" draw:text-style-name="P6" draw:layer="layout" svg:width="25.199cm" svg:height="12.831cm" svg:x="1.4cm" svg:y="4.914cm" presentation:class="outline" presentation:user-transformed="true">
          <draw:text-box>
            <text:p text:style-name="P5"><text:span text:style-name="T4">asm.js and wasm</text:span></text:p>
            <text:p text:style-name="P5"><text:span text:style-name="T4"/></text:p>
            <text:list text:style-name="L1">
              <text:list-item>
                <text:p text:style-name="P5"><text:span text:style-name="T5">“</text:span><text:span text:style-name="T5">ES as a compiler target”</text:span></text:p>
              </text:list-item>
              <text:list-item>
                <text:p text:style-name="P5"><text:span text:style-name="T5">Threads and shared memory in translated code</text:span></text:p>
              </text:list-item>
              <text:list-item>
                <text:p text:style-name="P5"><text:span text:style-name="T5">Compatible with C / C++ / pthreads</text:span></text:p>
              </text:list-item>
              <text:list-item>
                <text:p text:style-name="P5"><text:span text:style-name="T5">Fast interoperation with ES</text:span></text:p>
              </text:list-item>
            </text:list>
            <text:p text:style-name="P5"><text:span text:style-name="T5"/></text:p>
            <text:p text:style-name="P5"><text:span text:style-name="T5">In truth, the primary use cas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e cases (2)</text:p>
          </draw:text-box>
        </draw:frame>
        <draw:frame presentation:style-name="pr10" draw:text-style-name="P6" draw:layer="layout" svg:width="25.199cm" svg:height="14.393cm" svg:x="1.4cm" svg:y="4.914cm" presentation:class="outline" presentation:user-transformed="true">
          <draw:text-box>
            <text:p text:style-name="P5"><text:span text:style-name="T4">“</text:span><text:span text:style-name="T4">Plain” ES</text:span></text:p>
            <text:p text:style-name="P5"><text:span text:style-name="T4"/></text:p>
            <text:list text:style-name="L1">
              <text:list-item>
                <text:p text:style-name="P5"><text:span text:style-name="T5">Multicore computation with </text:span><text:span text:style-name="T6">shared state</text:span></text:p>
              </text:list-item>
              <text:list-item>
                <text:p text:style-name="P5"><text:span text:style-name="T5">Fast communication through shared memory</text:span></text:p>
              </text:list-item>
              <text:list-item>
                <text:p text:style-name="P5"><text:span text:style-name="T5">Decoupling computation and rendering</text:span></text:p>
              </text:list-item>
              <text:list-item>
                <text:p text:style-name="P5"><text:span text:style-name="T5">Management of shared assets</text:span></text:p>
              </text:list-item>
            </text:list>
            <text:list text:style-name="L3">
              <text:list-item>
                <text:p text:style-name="P5"><text:span text:style-name="T7">Examples: pdf.js, game AI</text:span></text:p>
              </text:list-item>
            </text:list>
            <text:p text:style-name="P5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promises and constraints</text:p>
          </draw:text-box>
        </draw:frame>
        <draw:frame presentation:style-name="pr11" draw:layer="layout" svg:width="25.199cm" svg:height="13.091cm" svg:x="1.4cm" svg:y="4.914cm" presentation:class="outline">
          <draw:text-box>
            <text:p>Use cases <text:span text:style-name="T8">conflict</text:span>:</text:p>
            <text:list text:style-name="L2">
              <text:list-item>
                <text:p>asm.js has flat memory, no GC, strong types</text:p>
              </text:list-item>
              <text:list-item>
                <text:p>“Plain” ES is object-based, GCd, weak types</text:p>
              </text:list-item>
            </text:list>
            <text:p/>
            <text:p>Can a compromise solution serve both?</text:p>
            <text:p/>
            <text:p>For asm.js and wasm, the memory model must be largely compatible with C and C++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Approach (1)</text:p>
          </draw:text-box>
        </draw:frame>
        <draw:frame presentation:style-name="pr12" draw:text-style-name="P8" draw:layer="layout" svg:width="25.199cm" svg:height="12.186cm" svg:x="1.4cm" svg:y="4.914cm" presentation:class="outline" presentation:user-transformed="true">
          <draw:text-box>
            <text:p text:style-name="P7"><text:span text:style-name="T4">Provide low-level facilities</text:span></text:p>
            <text:p text:style-name="P7"><text:span text:style-name="T4"/></text:p>
            <text:list text:style-name="L1">
              <text:list-item>
                <text:p text:style-name="P7"><text:span text:style-name="T5">SharedArrayBuffer + TypedArray</text:span></text:p>
              </text:list-item>
              <text:list-item>
                <text:p text:style-name="P7"><text:span text:style-name="T5">Atomic operations</text:span></text:p>
              </text:list-item>
              <text:list-item>
                <text:p text:style-name="P7"><text:span text:style-name="T5">Concurrent agents (workers)</text:span></text:p>
              </text:list-item>
              <text:list-item>
                <text:p text:style-name="P7"><text:span text:style-name="T5">Agent sleep/wakeup operations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proach (2)</text:p>
          </draw:text-box>
        </draw:frame>
        <draw:frame presentation:style-name="pr13" draw:layer="layout" svg:width="25.199cm" svg:height="12.463cm" svg:x="1.4cm" svg:y="4.914cm" presentation:class="outline" presentation:user-transformed="true">
          <draw:text-box>
            <text:p text:style-name="P3"><text:span text:style-name="T3">Build higher level facilities for ES</text:span></text:p>
            <text:p text:style-name="P3"><text:span text:style-name="T3"/></text:p>
            <text:list text:style-name="L2">
              <text:list-item>
                <text:p text:style-name="P3">Locks, barriers, synchronic objects</text:p>
              </text:list-item>
              <text:list-item>
                <text:p text:style-name="P3">Communication channels</text:p>
              </text:list-item>
              <text:list-item>
                <text:p text:style-name="P3">Parallel computation abstractions</text:p>
              </text:list-item>
            </text:list>
            <text:p text:style-name="P3"/>
            <text:p text:style-name="P3">Extensible Web approach works well her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Why not only for wasm? (1)</text:p>
          </draw:text-box>
        </draw:frame>
        <draw:frame presentation:style-name="pr14" draw:layer="layout" svg:width="25.199cm" svg:height="13.59cm" svg:x="1.4cm" svg:y="4.914cm" presentation:class="outline" presentation:user-transformed="true">
          <draw:text-box>
            <text:p>Some tasks are best / only done in ES callouts</text:p>
            <text:list text:style-name="L2">
              <text:list-item>
                <text:p>Input and output, DOM access</text:p>
              </text:list-item>
              <text:list-item>
                <text:p>“Runtime” tasks</text:p>
              </text:list-item>
            </text:list>
            <text:p/>
            <text:p>Copy-in / copy-out at boundary too slow (WebGL)</text:p>
            <text:p>Thus ES wants <text:span text:style-name="T8">some</text:span> shmem access</text:p>
            <text:p/>
            <text:p>Also asm.js (= ES) can't polyfill for wasm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not only for wasm? (2)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p>“wasm-only” does not remove complexity</text:p>
            <text:p/>
            <text:list text:style-name="L2">
              <text:list-item>
                <text:p>ES can call wasm</text:p>
              </text:list-item>
              <text:list-item>
                <text:p>wasm will export accessor functions to its shared memory</text:p>
              </text:list-item>
            </text:list>
            <text:p/>
            <text:p>Now we have threads-as-library: not bet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not only for wasm? (3)</text:p>
          </draw:text-box>
        </draw:frame>
        <draw:frame presentation:style-name="pr15" draw:layer="layout" svg:width="25.199cm" svg:height="13.59cm" svg:x="1.4cm" svg:y="4.914cm" presentation:class="outline" presentation:user-transformed="true">
          <draw:text-box>
            <text:p>Multicore computation in ES is valuable</text:p>
            <text:p>ES is the better language (GC, rich types)</text:p>
            <text:p/>
            <text:p>Divide responsibilities:</text:p>
            <text:list text:style-name="L2">
              <text:list-item>
                <text:p>ES code and objects for logic</text:p>
              </text:list-item>
              <text:list-item>
                <text:p>Shared memory for shared state</text:p>
              </text:list-item>
              <text:list-item>
                <text:p>Shared memory for fast communication</text:p>
              </text:list-item>
              <text:list-item>
                <text:p>TypedObjects to structure shared st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not something completely different?</text:p>
          </draw:text-box>
        </draw:frame>
        <draw:frame presentation:style-name="pr16" draw:layer="layout" svg:width="25.199cm" svg:height="13.091cm" svg:x="1.4cm" svg:y="4.914cm" presentation:class="outline" presentation:user-transformed="true">
          <draw:text-box>
            <text:p/>
            <text:p>“Compiler target” use case is constraining</text:p>
            <text:p>Requires shared, racy memory + atomics</text:p>
            <text:p/>
            <text:p>“Something different” would be ES-only, not useful as compiler target</text:p>
            <text:p/>
            <text:p>Not what this proposal is about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atus</text:p>
          </draw:text-box>
        </draw:frame>
        <draw:frame presentation:style-name="pr16" draw:layer="layout" svg:width="25.199cm" svg:height="13.091cm" svg:x="1.4cm" svg:y="4.914cm" presentation:class="outline" presentation:user-transformed="true">
          <draw:text-box>
            <text:p>Spec is stable, change is incremental</text:p>
            <text:p>Memory model “ok” but not quite done</text:p>
            <text:p/>
            <text:p>In Firefox (Nightly) and Chrome (release) now</text:p>
            <text:p><text:s/></text:p>
            <text:p>Apple, Microsoft aware of work, no public signals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draw:frame presentation:style-name="pr6" draw:text-style-name="P2" draw:layer="layout" svg:width="25.199cm" svg:height="16.255cm" svg:x="1.4cm" svg:y="0.837cm" presentation:class="subtitle">
          <draw:text-box>
            <text:p><text:span text:style-name="T2">AP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API: Shared memory</text:p>
          </draw:text-box>
        </draw:frame>
        <draw:frame presentation:style-name="pr17" draw:layer="layout" svg:width="25.199cm" svg:height="14.885cm" svg:x="1.4cm" svg:y="4.914cm" presentation:class="outline" presentation:user-transformed="true">
          <draw:text-box>
            <text:p>A new data type:</text:p>
            <text:p><text:s text:c="4"/><text:span text:style-name="T9">var sab = new </text:span><text:span text:style-name="T10">SharedArrayBuffer</text:span><text:span text:style-name="T9">(size)</text:span></text:p>
            <text:p><text:span text:style-name="T11"/></text:p>
            <text:p><text:span text:style-name="T11">Like ArrayBuffer but:</text:span></text:p>
            <text:list text:style-name="L2">
              <text:list-item>
                <text:p><text:span text:style-name="T11">cannot be neutered</text:span></text:p>
              </text:list-item>
              <text:list-item>
                <text:p><text:span text:style-name="T11">memory becomes shared when it is transfered to another agent</text:span></text:p>
              </text:list-item>
              <text:list-item>
                <text:p><text:span text:style-name="T11">implementations must GC these across agents</text:span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API: Views on shared memory</text:p>
          </draw:text-box>
        </draw:frame>
        <draw:frame presentation:style-name="pr18" draw:layer="layout" svg:width="25.199cm" svg:height="14.676cm" svg:x="1.4cm" svg:y="4.914cm" presentation:class="outline" presentation:user-transformed="true">
          <draw:text-box>
            <text:p>Existing TypedArrays can be applied to SAB:</text:p>
            <text:p><text:span text:style-name="T9"><text:s text:c="4"/></text:span><text:span text:style-name="T9">var sab = new </text:span><text:span text:style-name="T10">SharedArrayBuffer</text:span><text:span text:style-name="T9">(size)</text:span></text:p>
            <text:p><text:span text:style-name="T9"><text:s text:c="4"/></text:span><text:span text:style-name="T9">var ia = new </text:span><text:span text:style-name="T10">Int32Array</text:span><text:span text:style-name="T9">(sab)</text:span></text:p>
            <text:p><text:span text:style-name="T9"><text:s text:c="4"/></text:span><text:span text:style-name="T9">var fa = new </text:span><text:span text:style-name="T10">Float64Array</text:span><text:span text:style-name="T9">(sab, 8, 10)</text:span></text:p>
            <text:p/>
            <text:p>Complicates TA spec a little</text:p>
            <text:p>Memory access through views is <text:span text:style-name="T8">racy</text:span>, but <text:span text:style-name="T8">safe</text:span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I: Atomic operations</text:p>
          </draw:text-box>
        </draw:frame>
        <draw:frame presentation:style-name="pr19" draw:layer="layout" svg:width="25.199cm" svg:height="13.859cm" svg:x="1.4cm" svg:y="4.914cm" presentation:class="outline" presentation:user-transformed="true">
          <draw:text-box>
            <text:p>Suite of atomic operations on integer TypedArray</text:p>
            <text:p><text:span text:style-name="T9"><text:s text:c="4"/></text:span><text:span text:style-name="T9">Atomics.load(ia, n)</text:span></text:p>
            <text:p><text:span text:style-name="T9"><text:s text:c="4"/></text:span><text:span text:style-name="T9">Atomics.store(ia, n, value)</text:span></text:p>
            <text:p><text:span text:style-name="T9"><text:s text:c="4"/></text:span><text:span text:style-name="T9">Atomics.compareExchange(ia, n, expectVal,</text:span></text:p>
            <text:p><text:span text:style-name="T9"><text:s text:c="28"/></text:span><text:span text:style-name="T9">replaceVal)</text:span></text:p>
            <text:p><text:span text:style-name="T9"><text:s text:c="4"/></text:span><text:span text:style-name="T9">Atomics.exchange(ia, n, value)</text:span></text:p>
            <text:p><text:span text:style-name="T9"><text:s text:c="4"/></text:span><text:span text:style-name="T9">Atomics.add(ia, n, value)</text:span></text:p>
            <text:p><text:span text:style-name="T9"><text:s text:c="4"/></text:span><text:span text:style-name="T9">...</text:span></text:p>
            <text:p>(All are sequentially consistent; details later)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I: Agent sleep and wakeup</text:p>
          </draw:text-box>
        </draw:frame>
        <draw:frame presentation:style-name="pr19" draw:layer="layout" svg:width="25.199cm" svg:height="13.859cm" svg:x="1.4cm" svg:y="4.914cm" presentation:class="outline" presentation:user-transformed="true">
          <draw:text-box>
            <text:p>Modeled on Linux “futex” (fast user-space mutex)</text:p>
            <text:p/>
            <text:p><text:span text:style-name="T9">Atomics.futexWait(i32a, loc, expect, timeout)</text:span></text:p>
            <text:p><text:span text:style-name="T9">Atomics.futexWake(i32a, loc, count)</text:span></text:p>
            <text:p/>
            <text:p>Minimal assumptions, very flexible</text:p>
            <text:p>Fairly hard to use directly</text:p>
            <text:p>Different use cases will wrap futex differently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: mutex lock()</text:p>
          </draw:text-box>
        </draw:frame>
        <draw:frame presentation:style-name="pr20" draw:text-style-name="P10" draw:layer="layout" svg:width="25.199cm" svg:height="15.072cm" svg:x="1.4cm" svg:y="4.914cm" presentation:class="outline" presentation:user-transformed="true">
          <draw:text-box>
            <text:p text:style-name="P9"><text:span text:style-name="T12">// State 0 = unlocked, 1 = uncontended, 2 = maybe contended</text:span></text:p>
            <text:p text:style-name="P9"><text:span text:style-name="T13"/></text:p>
            <text:p text:style-name="P9"><text:span text:style-name="T13">Lock.prototype.lock = </text:span><text:span text:style-name="T14">function</text:span><text:span text:style-name="T13"> () {</text:span></text:p>
            <text:p text:style-name="P9"><text:span text:style-name="T13"><text:s text:c="2"/></text:span><text:span text:style-name="T14">const</text:span><text:span text:style-name="T13"> iab = </text:span><text:span text:style-name="T14">this</text:span><text:span text:style-name="T13">.iab; <text:s text:c="9"/></text:span><text:span text:style-name="T12">// Int32Array (shared)</text:span></text:p>
            <text:p text:style-name="P9"><text:span text:style-name="T13"><text:s text:c="2"/></text:span><text:span text:style-name="T14">const</text:span><text:span text:style-name="T13"> idx = </text:span><text:span text:style-name="T14">this</text:span><text:span text:style-name="T13">.stateIdx; <text:s text:c="4"/></text:span><text:span text:style-name="T12">// Index in iab</text:span></text:p>
            <text:p text:style-name="P9"><text:span text:style-name="T13"><text:s text:c="2"/></text:span><text:span text:style-name="T14">var</text:span><text:span text:style-name="T13"> c;</text:span></text:p>
            <text:p text:style-name="P9"><text:span text:style-name="T13"><text:s text:c="2"/></text:span><text:span text:style-name="T14">if</text:span><text:span text:style-name="T13">((c = Atomics.</text:span><text:span text:style-name="T15">compareExchange</text:span><text:span text:style-name="T13">(iab, idx, 0, 1)) != 0) {</text:span></text:p>
            <text:p text:style-name="P9"><text:span text:style-name="T13"><text:s text:c="4"/></text:span><text:span text:style-name="T14">do</text:span><text:span text:style-name="T13"> {</text:span></text:p>
            <text:p text:style-name="P9"><text:span text:style-name="T13"><text:s text:c="6"/></text:span><text:span text:style-name="T14">if</text:span><text:span text:style-name="T13">(c == 2 ||</text:span></text:p>
            <text:p text:style-name="P9"><text:span text:style-name="T13"><text:s text:c="9"/></text:span><text:span text:style-name="T13">Atomics.</text:span><text:span text:style-name="T15">compareExchange</text:span><text:span text:style-name="T13">(iab, idx, 1, 2) != 0)</text:span></text:p>
            <text:p text:style-name="P9"><text:span text:style-name="T13"><text:s text:c="6"/></text:span><text:span text:style-name="T13">{</text:span></text:p>
            <text:p text:style-name="P9"><text:span text:style-name="T13"><text:s text:c="9"/></text:span><text:span text:style-name="T13">Atomics.</text:span><text:span text:style-name="T15">futexWait</text:span><text:span text:style-name="T13">(iab, idx, 2);</text:span></text:p>
            <text:p text:style-name="P9"><text:span text:style-name="T13"><text:s text:c="6"/></text:span><text:span text:style-name="T13">}</text:span></text:p>
            <text:p text:style-name="P9"><text:span text:style-name="T13"><text:s text:c="4"/></text:span><text:span text:style-name="T13">} </text:span><text:span text:style-name="T14">while</text:span><text:span text:style-name="T13">((c=Atomics.</text:span><text:span text:style-name="T15">compareExchange</text:span><text:span text:style-name="T13">(iab,idx, 0, 2))!=0);</text:span></text:p>
            <text:p text:style-name="P9"><text:span text:style-name="T13"><text:s text:c="2"/></text:span><text:span text:style-name="T13">}</text:span></text:p>
            <text:p text:style-name="P9"><text:span text:style-name="T13">}</text:span></text:p>
            <text:p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: mutex unlock()</text:p>
          </draw:text-box>
        </draw:frame>
        <draw:frame presentation:style-name="pr4" draw:text-style-name="P10" draw:layer="layout" svg:width="25.199cm" svg:height="12.18cm" svg:x="1.4cm" svg:y="4.914cm" presentation:class="outline" presentation:user-transformed="true">
          <draw:text-box>
            <text:p text:style-name="P9"><text:span text:style-name="T12">// State 0 = unlocked, 1 = uncontended, 2 = maybe contended</text:span></text:p>
            <text:p text:style-name="P9"><text:span text:style-name="T13"/></text:p>
            <text:p text:style-name="P9"><text:span text:style-name="T13">Lock.prototype.unlock = </text:span><text:span text:style-name="T14">function</text:span><text:span text:style-name="T13"> () {</text:span></text:p>
            <text:p text:style-name="P9"><text:span text:style-name="T13"><text:s text:c="2"/></text:span><text:span text:style-name="T14">const</text:span><text:span text:style-name="T13"> iab = </text:span><text:span text:style-name="T14">this</text:span><text:span text:style-name="T13">.iab; <text:s text:c="9"/></text:span><text:span text:style-name="T12">// Int32Array (shared)</text:span></text:p>
            <text:p text:style-name="P9"><text:span text:style-name="T13"><text:s text:c="2"/></text:span><text:span text:style-name="T14">const</text:span><text:span text:style-name="T13"> idx = </text:span><text:span text:style-name="T14">this</text:span><text:span text:style-name="T13">.stateIdx; <text:s text:c="4"/></text:span><text:span text:style-name="T12">// Index in iab</text:span></text:p>
            <text:p text:style-name="P9"><text:span text:style-name="T13"><text:s text:c="2"/></text:span><text:span text:style-name="T14">var</text:span><text:span text:style-name="T13"> v0 = Atomics.</text:span><text:span text:style-name="T15">sub</text:span><text:span text:style-name="T13">(iab, idx, 1);</text:span></text:p>
            <text:p text:style-name="P9"><text:span text:style-name="T13"><text:s text:c="2"/></text:span><text:span text:style-name="T14">if</text:span><text:span text:style-name="T13"> (v0 != 1) {</text:span></text:p>
            <text:p text:style-name="P9"><text:span text:style-name="T13"><text:s text:c="4"/></text:span><text:span text:style-name="T13">Atomics.</text:span><text:span text:style-name="T15">store</text:span><text:span text:style-name="T13">(iab, idx, 0);</text:span></text:p>
            <text:p text:style-name="P9"><text:span text:style-name="T13"><text:s text:c="4"/></text:span><text:span text:style-name="T13">Atomics.</text:span><text:span text:style-name="T15">futexWake</text:span><text:span text:style-name="T13">(iab, idx, 1);</text:span></text:p>
            <text:p text:style-name="P9"><text:span text:style-name="T13"><text:s text:c="2"/></text:span><text:span text:style-name="T13">}</text:span></text:p>
            <text:p text:style-name="P9"><text:span text:style-name="T13">}</text:span></text:p>
            <text:p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gent model</text:p>
          </draw:text-box>
        </draw:frame>
        <draw:frame presentation:style-name="pr21" draw:layer="layout" svg:width="25.199cm" svg:height="17.82cm" svg:x="1.4cm" svg:y="4.914cm" presentation:class="outline" presentation:user-transformed="true">
          <draw:text-box>
            <text:p>Need a model for concurrency in ECMAScript</text:p>
            <text:p/>
            <text:p>Define concurrency in terms of <text:span text:style-name="T8">agents</text:span></text:p>
            <text:p><text:span text:style-name="T17">Define agents in terms of </text:span><text:span text:style-name="T8">ES6 jobs</text:span></text:p>
            <text:p><text:span text:style-name="T17">Give jobs a </text:span><text:span text:style-name="T8">forward progress guarantee</text:span></text:p>
            <text:p><text:span text:style-name="T17"/></text:p>
            <text:p><text:span text:style-name="T17">Creating agents, sharing a SAB among agents: mapping-specific.</text:span></text:p>
            <text:p><text:span text:style-name="T17"/></text:p>
            <text:p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Agent mapping</text:p>
          </draw:text-box>
        </draw:frame>
        <draw:frame presentation:style-name="pr22" draw:layer="layout" svg:width="25.199cm" svg:height="13.859cm" svg:x="1.4cm" svg:y="4.914cm" presentation:class="outline" presentation:user-transformed="true">
          <draw:text-box>
            <text:p><text:span text:style-name="T17">In a browser, an agent could be a web worker</text:span></text:p>
            <text:p><text:span text:style-name="T17"/></text:p>
            <text:list text:style-name="L2">
              <text:list-item>
                <text:p><text:span text:style-name="T17">SAB sharing is by postMessage</text:span></text:p>
              </text:list-item>
              <text:list-item>
                <text:p><text:span text:style-name="T17">Web worker semantics need work...</text:span></text:p>
              </text:list-item>
              <text:list-item>
                <text:p><text:span text:style-name="T8">No futexWait on the browser's main thread</text:span></text:p>
              </text:list-item>
            </text:list>
            <text:p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model (1)</text:p>
          </draw:text-box>
        </draw:frame>
        <draw:frame presentation:style-name="pr23" draw:layer="layout" svg:width="25.199cm" svg:height="15.351cm" svg:x="1.4cm" svg:y="4.914cm" presentation:class="outline" presentation:user-transformed="true">
          <draw:text-box>
            <text:p><text:span text:style-name="T17">Atomics in the program are totally ordered.</text:span></text:p>
            <text:p/>
            <text:p>Conventional <text:span text:style-name="T8">happens-before</text:span> relation on events:</text:p>
            <text:list text:style-name="L4">
              <text:list-item>
                <text:p>Program order (intra-agent)</text:p>
              </text:list-item>
              <text:list-item>
                <text:p>Atomic-write <text:span text:style-name="T18">→</text:span> atomic-read (inter-agent)</text:p>
              </text:list-item>
              <text:list-item>
                <text:p>futexWake called <text:span text:style-name="T18">→ futexWait returns (ditto)</text:span></text:p>
              </text:list-item>
              <text:list-item>
                <text:p><text:span text:style-name="T18">postMessage → event callback (ditto)</text:span></text:p>
              </text:list-item>
              <text:list-item>
                <text:p><text:span text:style-name="T18">transitivity, irreflexivity</text:span></text:p>
              </text:list-item>
            </text:list>
            <text:p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model (2)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p><text:span text:style-name="T18">Reads only see writes that happened before them (and only the last of those writes)</text:span></text:p>
            <text:p/>
            <text:p><text:span text:style-name="T8">Unordered</text:span> accesses, where at least one is a write, create a <text:span text:style-name="T8">data race</text:span><text:span text:style-name="T17">.</text:span></text:p>
            <text:p><text:span text:style-name="T17"/></text:p>
            <text:p><text:span text:style-name="T17">Data-race-free programs are </text:span><text:span text:style-name="T8">sequentially consistent</text:span><text:span text:style-name="T17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model (3)</text:p>
          </draw:text-box>
        </draw:frame>
        <draw:frame presentation:style-name="pr24" draw:layer="layout" svg:width="25.199cm" svg:height="14.353cm" svg:x="1.4cm" svg:y="4.914cm" presentation:class="outline" presentation:user-transformed="true">
          <draw:text-box>
            <text:p>Races are <text:span text:style-name="T8">safe</text:span><text:span text:style-name="T17">: Programs don't blow up.</text:span></text:p>
            <text:p><text:span text:style-name="T17"/></text:p>
            <text:p><text:span text:style-name="T17">But races are </text:span><text:span text:style-name="T8">unpredictable</text:span><text:span text:style-name="T17">: A race poisons memory by reading and writing garbage.</text:span></text:p>
            <text:p><text:span text:style-name="T17"/></text:p>
            <text:p><text:span text:style-name="T17">Type-safe values are read (no pointers).</text:span></text:p>
            <text:p><text:span text:style-name="T17"/></text:p>
            <text:p><text:span text:style-name="T17">A race affects the union of the locations in the racing access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model (4)</text:p>
          </draw:text-box>
        </draw:frame>
        <draw:frame presentation:style-name="pr19" draw:layer="layout" svg:width="25.199cm" svg:height="13.859cm" svg:x="1.4cm" svg:y="4.914cm" presentation:class="outline" presentation:user-transformed="true">
          <draw:text-box>
            <text:p text:style-name="P3">Complications:</text:p>
            <text:list text:style-name="L2">
              <text:list-item>
                <text:p>Aliased arrays and cells that are not exclusively atomic</text:p>
              </text:list-item>
              <text:list-item>
                <text:p>Weakly ordered memory (ARM, MIPS, Power)</text:p>
              </text:list-item>
              <text:list-item>
                <text:p>Races have “a little” meaning</text:p>
              </text:list-item>
            </text:list>
            <text:p/>
            <text:p>Non-complications:</text:p>
            <text:list text:continue-numbering="true" text:style-name="L2">
              <text:list-item>
                <text:p>No out-of-thin-air valu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ther memory model issues</text:p>
          </draw:text-box>
        </draw:frame>
        <draw:frame presentation:style-name="pr19" draw:layer="layout" svg:width="25.199cm" svg:height="13.859cm" svg:x="1.4cm" svg:y="4.914cm" presentation:class="outline" presentation:user-transformed="true">
          <draw:text-box>
            <text:p>Only sequentially consistent atomics, for now</text:p>
            <text:p/>
            <text:list text:style-name="L2">
              <text:list-item>
                <text:p>No “relaxed” atomics – we want them, but they are complicated</text:p>
              </text:list-item>
              <text:list-item>
                <text:p>No “acquire-release” atomics – ditt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2">
        <draw:frame presentation:style-name="pr25" draw:text-style-name="P11" draw:layer="layout" svg:width="25.199cm" svg:height="16.255cm" svg:x="1.4cm" svg:y="0.837cm" presentation:class="subtitle">
          <draw:text-box>
            <text:p><text:span text:style-name="T20">Concerns Rais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erns</text:p>
          </draw:text-box>
        </draw:frame>
        <draw:frame presentation:style-name="pr15" draw:layer="layout" svg:width="25.199cm" svg:height="13.59cm" svg:x="1.4cm" svg:y="4.914cm" presentation:class="outline" presentation:user-transformed="true">
          <draw:text-box>
            <text:p>futexWait on the main thread:</text:p>
            <text:list text:style-name="L2">
              <text:list-item>
                <text:p>can we avoid it, do we need more features?</text:p>
              </text:list-item>
            </text:list>
            <text:p/>
            <text:p>Side-channel attacks</text:p>
            <text:list text:continue-numbering="true" text:style-name="L2">
              <text:list-item>
                <text:p>we can build a really good clock</text:p>
              </text:list-item>
            </text:list>
            <text:p/>
            <text:p>Memory model leaks into the language</text:p>
            <text:list text:continue-numbering="true" text:style-name="L2">
              <text:list-item>
                <text:p>races and optimizations become visi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texWait on the main thead</text:p>
          </draw:text-box>
        </draw:frame>
        <draw:frame presentation:style-name="pr15" draw:layer="layout" svg:width="25.199cm" svg:height="13.59cm" svg:x="1.4cm" svg:y="4.914cm" presentation:class="outline" presentation:user-transformed="true">
          <draw:text-box>
            <text:p>No longer available in Firefox</text:p>
            <text:p>We get along without it</text:p>
            <text:p/>
            <text:p>Have built “asymmetric” data structures to cope:</text:p>
            <text:list text:style-name="L2">
              <text:list-item>
                <text:p>futexWait in workers</text:p>
              </text:list-item>
              <text:list-item>
                <text:p>Message event on the main thread</text:p>
              </text:list-item>
            </text:list>
            <text:p/>
            <text:p>Barriers, synchronics, latches, queues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texWaitCallback?</text:p>
          </draw:text-box>
        </draw:frame>
        <draw:frame presentation:style-name="pr26" draw:layer="layout" svg:width="25.199cm" svg:height="14.001cm" svg:x="1.4cm" svg:y="4.914cm" presentation:class="outline" presentation:user-transformed="true">
          <draw:text-box>
            <text:p>Using a Message event is non-compositional</text:p>
            <text:p>What about this as a better abstraction?</text:p>
            <text:p/>
            <text:p text:style-name="P12"><text:span text:style-name="T9">// Main thread</text:span></text:p>
            <text:p text:style-name="P12"><text:span text:style-name="T10">futexWaitCallback</text:span><text:span text:style-name="T9">(mem, idx, callback)</text:span></text:p>
            <text:p text:style-name="P12"><text:span text:style-name="T9"/></text:p>
            <text:p text:style-name="P12"><text:span text:style-name="T9">// Worker</text:span></text:p>
            <text:p text:style-name="P12"><text:span text:style-name="T10">futexWake</text:span><text:span text:style-name="T9">(mem, idx)</text:span></text:p>
            <text:p text:style-name="P12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texWaitCallback premature</text:p>
          </draw:text-box>
        </draw:frame>
        <draw:frame presentation:style-name="pr4" draw:layer="layout" svg:width="25.199cm" svg:height="12.18cm" svg:x="1.4cm" svg:y="4.914cm" presentation:class="outline">
          <draw:text-box>
            <text:p>Better to experiment for a while IMO</text:p>
            <text:p/>
            <text:p>Might be useful for “synchronic” primitive</text:p>
            <text:p/>
            <text:p>To be investigated further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ide-channel attack</text:p>
          </draw:text-box>
        </draw:frame>
        <draw:frame presentation:style-name="pr27" draw:layer="layout" svg:width="25.199cm" svg:height="13.776cm" svg:x="1.4cm" svg:y="4.914cm" presentation:class="outline" presentation:user-transformed="true">
          <draw:text-box>
            <text:p>Can build a good clock in shared memory:</text:p>
            <text:p><text:span text:style-name="T9"/></text:p>
            <text:p text:style-name="P12"><text:span text:style-name="T9">// Clock producer thread</text:span></text:p>
            <text:p text:style-name="P12"><text:span text:style-name="T9">while (true) </text:span><text:span text:style-name="T10">Atomics.add</text:span><text:span text:style-name="T9">(mem, idx, 1)</text:span></text:p>
            <text:p text:style-name="P12"><text:span text:style-name="T9"/></text:p>
            <text:p text:style-name="P12"><text:span text:style-name="T9">// Clock consumer thread</text:span></text:p>
            <text:p text:style-name="P12"><text:span text:style-name="T9">let t = </text:span><text:span text:style-name="T10">Atomics.load</text:span><text:span text:style-name="T9">(mem, idx)</text:span></text:p>
            <text:p><text:span text:style-name="T9"/></text:p>
            <text:p><text:span text:style-name="T11">4ns resolution, fairly relia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ache attack</text:p>
          </draw:text-box>
        </draw:frame>
        <draw:frame presentation:style-name="pr28" draw:layer="layout" svg:width="25.199cm" svg:height="14.852cm" svg:x="1.4cm" svg:y="4.914cm" presentation:class="outline" presentation:user-transformed="true">
          <draw:text-box>
            <text:p>Clock can be used to launch cache attacks</text:p>
            <text:p/>
            <text:list text:style-name="L2">
              <text:list-item>
                <text:p>cache sniffing (user interactions, secret data)</text:p>
              </text:list-item>
              <text:list-item>
                <text:p>row hammering (unclear impact in js)</text:p>
              </text:list-item>
            </text:list>
            <text:p/>
            <text:p>A clock is needed to distinguish ops that hit or miss the cache</text:p>
            <text:p/>
            <text:p><text:span text:style-name="T8">This</text:span><text:span text:style-name="T17"> clock is not needed, but it is bet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ot a new attack in browsers</text:p>
          </draw:text-box>
        </draw:frame>
        <draw:frame presentation:style-name="pr29" draw:layer="layout" svg:width="25.199cm" svg:height="14.571cm" svg:x="1.4cm" svg:y="4.914cm" presentation:class="outline" presentation:user-transformed="true">
          <draw:text-box>
            <text:p>The cache attack can be launched in other ways</text:p>
            <text:list text:style-name="L2">
              <text:list-item>
                <text:p>Flash Player</text:p>
              </text:list-item>
              <text:list-item>
                <text:p>Java</text:p>
              </text:list-item>
              <text:list-item>
                <text:p>PNaCl/NaCl</text:p>
              </text:list-item>
              <text:list-item>
                <text:p>Any native browser extension</text:p>
                <text:list>
                  <text:list-item>
                    <text:p>Chrome native messaging</text:p>
                  </text:list-item>
                  <text:list-item>
                    <text:p>Firefox js-ctypes</text:p>
                  </text:list-item>
                  <text:list-item>
                    <text:p>ActiveX</text:p>
                  </text:list-item>
                </text:list>
              </text:list-item>
              <text:list-item>
                <text:p>(WebAssembly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atus quo?</text:p>
          </draw:text-box>
        </draw:frame>
        <draw:frame presentation:style-name="pr24" draw:layer="layout" svg:width="25.199cm" svg:height="14.353cm" svg:x="1.4cm" svg:y="4.914cm" presentation:class="outline" presentation:user-transformed="true">
          <draw:text-box>
            <text:p><text:span text:style-name="T17">A new capability for JS, </text:span><text:span text:style-name="T8">not</text:span><text:span text:style-name="T17"> really a new capability in most browsers.</text:span></text:p>
            <text:p><text:span text:style-name="T17"/></text:p>
            <text:p><text:span text:style-name="T17">For example, Flash Player:</text:span></text:p>
            <text:list text:style-name="L2">
              <text:list-item>
                <text:p><text:span text:style-name="T17">Runs automatically for most people</text:span></text:p>
              </text:list-item>
              <text:list-item>
                <text:p><text:span text:style-name="T17">The rest of the people click “yes” when prompted (says telemetry)</text:span></text:p>
              </text:list-item>
            </text:list>
            <text:p><text:span text:style-name="T17"/></text:p>
            <text:p><text:span text:style-name="T17">(And then, WebAssembly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Mitigations for side-channel?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p>Mitigation options are so-so:</text:p>
            <text:p/>
            <text:list text:style-name="L2">
              <text:list-item>
                <text:p>Thread affinity solutions are plausible</text:p>
              </text:list-item>
              <text:list-item>
                <text:p>Opt-in for shared memory seems difficult</text:p>
              </text:list-item>
            </text:list>
            <text:p/>
            <text:p>But again, not a new attack in browsers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lexity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p>Races create indeterminacy</text:p>
            <text:p>ES implementation must not create new races</text:p>
            <text:p/>
            <text:p>Atomic operators order operations</text:p>
            <text:p>ES implementations must not undo that order</text:p>
            <text:p/>
            <text:p>Affects semantics and compilers in subtle ways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iler can't introduce races</text:p>
          </draw:text-box>
        </draw:frame>
        <draw:frame presentation:style-name="pr28" draw:layer="layout" svg:width="25.199cm" svg:height="14.852cm" svg:x="1.4cm" svg:y="4.914cm" presentation:class="outline" presentation:user-transformed="true">
          <draw:text-box>
            <text:p>Must assume unknown function has an atomic op</text:p>
            <text:list text:style-name="L2">
              <text:list-item>
                <text:p>Can't move or duplicate TA access across call unless access is known not to be shared</text:p>
              </text:list-item>
            </text:list>
            <text:p/>
            <text:p>Must honor datum size</text:p>
            <text:list text:continue-numbering="true" text:style-name="L2">
              <text:list-item>
                <text:p>Can't RMW larger datum</text:p>
              </text:list-item>
            </text:list>
            <text:p/>
            <text:p>Must avoid speculative accesses</text:p>
            <text:list text:continue-numbering="true" text:style-name="L2">
              <text:list-item>
                <text:p>if (cond) x++; <text:s text:c="2"/>vs <text:s text:c="2"/>x++; if (!cond) x--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“Shared memory”</text:p>
          </draw:text-box>
        </draw:frame>
        <draw:frame presentation:style-name="pr16" draw:layer="layout" svg:width="25.199cm" svg:height="13.091cm" svg:x="1.4cm" svg:y="4.914cm" presentation:class="outline" presentation:user-transformed="true">
          <draw:text-box>
            <text:p>“Shared memory” is independent of the SAB</text:p>
            <text:p/>
            <text:p>Atomic ops on one SAB orders <text:span text:style-name="T8">all</text:span> atomic ops</text:p>
            <text:p/>
            <text:p>JIT must assume there are unknown SABs</text:p>
            <text:p/>
            <text:p>JIT must assume a TA is shared unless proven otherwise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er affected “only” by races</text:p>
          </draw:text-box>
        </draw:frame>
        <draw:frame presentation:style-name="pr30" draw:layer="layout" svg:width="25.199cm" svg:height="15.762cm" svg:x="2.148cm" svg:y="4.231cm" presentation:class="outline" presentation:user-transformed="true">
          <draw:text-box>
            <text:p>Data races expose compiler optimizations</text:p>
            <text:p><text:span text:style-name="T21"><text:s text:c="2"/></text:span></text:p>
            <text:p><text:span text:style-name="T21"><text:s text:c="3"/></text:span><text:span text:style-name="T21">// One thread (racy load)</text:span></text:p>
            <text:p text:style-name="P12"><text:span text:style-name="T21">while (!mem[flagLoc]) {}</text:span></text:p>
            <text:p text:style-name="P12"><text:span text:style-name="T21"/></text:p>
            <text:p text:style-name="P12"><text:span text:style-name="T21">// Another thread (racy store)</text:span></text:p>
            <text:p text:style-name="P12"><text:span text:style-name="T21">mem[flagLoc] = 1</text:span></text:p>
            <text:p text:style-name="P12"><text:span text:style-name="T21"/></text:p>
            <text:p text:style-name="P13"><text:span text:style-name="T11">Some JITs hoist the load...</text:span></text:p>
            <text:p text:style-name="P13"><text:span text:style-name="T11">Loops forever if jitted, terminates if interpret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32">
        <office:forms form:automatic-focus="false" form:apply-design-mode="false"/>
        <draw:frame presentation:style-name="pr6" draw:text-style-name="P11" draw:layer="layout" svg:width="25.199cm" svg:height="16.255cm" svg:x="1.4cm" svg:y="0.837cm" presentation:class="subtitle">
          <draw:text-box>
            <text:p><text:span text:style-name="T20">Proposal's prospec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re do we stand? (1)</text:p>
          </draw:text-box>
        </draw:frame>
        <draw:frame presentation:style-name="pr15" draw:layer="layout" svg:width="25.199cm" svg:height="13.59cm" svg:x="1.4cm" svg:y="4.914cm" presentation:class="outline" presentation:user-transformed="true">
          <draw:text-box>
            <text:p>Does TC39 want this proposal?</text:p>
            <text:p/>
            <text:p>Racy memory, true concurrency <text:span text:style-name="T8">not negotiable</text:span></text:p>
            <text:list text:style-name="L2">
              <text:list-item>
                <text:p>high-res timer issue</text:p>
              </text:list-item>
              <text:list-item>
                <text:p>spec complexity</text:p>
              </text:list-item>
            </text:list>
            <text:p/>
            <text:p>Anything else might be negotiated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re do we stand? (2)</text:p>
          </draw:text-box>
        </draw:frame>
        <draw:frame presentation:style-name="pr4" draw:layer="layout" svg:width="25.199cm" svg:height="12.18cm" svg:x="1.4cm" svg:y="4.914cm" presentation:class="outline">
          <draw:text-box>
            <text:p>If TC39 does not take it -- then what?</text:p>
            <text:p/>
            <text:list text:style-name="L2">
              <text:list-item>
                <text:p>competitive issues (native apps more capable)</text:p>
              </text:list-item>
              <text:list-item>
                <text:p>web ecosystem (wasm needs something)</text:p>
              </text:list-item>
            </text:list>
            <text:p/>
            <text:p>Wasm will do its own thing</text:p>
            <text:p>Wasm programs will just export peek(), poke()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re do we stand? (3)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p>Ready for stage 2? <text:s/>(“Do we think we want it?”)</text:p>
            <text:p/>
            <text:list text:style-name="L2">
              <text:list-item>
                <text:p>More guidance needed</text:p>
              </text:list-item>
              <text:list-item>
                <text:p>Committee involvement (reviewers) desired</text:p>
              </text:list-item>
              <text:list-item>
                <text:p>Wasm involvement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32">
        <draw:frame presentation:style-name="pr6" draw:text-style-name="P11" draw:layer="layout" svg:width="25.199cm" svg:height="16.255cm" svg:x="1.4cm" svg:y="0.837cm" presentation:class="subtitle">
          <draw:text-box>
            <text:p><text:span text:style-name="T20">(Sundry other slide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's wrong with workers?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No way to detect if a worker was</text:p>
                <text:list>
                  <text:list-item>
                    <text:p>Started (resource constraints)</text:p>
                  </text:list-item>
                  <text:list-item>
                    <text:p>Terminated</text:p>
                  </text:list-item>
                </text:list>
              </text:list-item>
              <text:list-item>
                <text:p>No forward progress guarantee</text:p>
              </text:list-item>
              <text:list-item>
                <text:p>Browser may kill a worker <text:span text:style-name="T8">at any time for any reason</text:span>, clearly overbro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eaker memory models</text:p>
          </draw:text-box>
        </draw:frame>
        <draw:frame presentation:style-name="pr31" draw:layer="layout" svg:width="25.199cm" svg:height="13.39cm" svg:x="1.4cm" svg:y="4.914cm" presentation:class="outline" presentation:user-transformed="true">
          <draw:text-box>
            <text:p text:style-name="P14"><text:span text:style-name="T5">Acquire/release desirable for performance</text:span></text:p>
            <text:p text:style-name="P14"><text:span text:style-name="T22"><text:s text:c="2"/></text:span><text:span text:style-name="T22">Atomics.storeRelease(iab, loc, val)</text:span></text:p>
            <text:p text:style-name="P14"><text:span text:style-name="T22"><text:s text:c="2"/></text:span><text:span text:style-name="T22">Atomics.loadAcquire(iab, loc)</text:span></text:p>
            <text:p text:style-name="P14"><text:span text:style-name="T23">Relaxed desirable for special cases</text:span></text:p>
            <text:p text:style-name="P14"><text:span text:style-name="T22"><text:s text:c="2"/></text:span><text:span text:style-name="T22">Atomics.loadRelaxed(iab, loc)</text:span></text:p>
            <text:p text:style-name="P14"><text:span text:style-name="T22"><text:s text:c="2"/></text:span><text:span text:style-name="T22">Atomics.storeRelaxed(iab, loc, val)</text:span></text:p>
            <text:p text:style-name="P14"><text:span text:style-name="T23"/></text:p>
            <text:p text:style-name="P14"><text:span text:style-name="T23">Excluded to control (initial) complex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4T19">
        <draw:frame presentation:style-name="pr7" draw:layer="layout" svg:width="25.199cm" svg:height="3.506cm" svg:x="1.4cm" svg:y="0.837cm" presentation:class="title">
          <draw:text-box>
            <text:p>“Racy-jQuery” (1)</text:p>
          </draw:text-box>
        </draw:frame>
        <draw:frame presentation:style-name="pr24" draw:layer="layout" svg:width="25.199cm" svg:height="14.353cm" svg:x="1.4cm" svg:y="4.914cm" presentation:class="outline" presentation:user-transformed="true">
          <draw:text-box>
            <text:p>Fear that the web will become racy when a horde of casual scripters start using shared memory</text:p>
            <text:p/>
            <text:p>Not unwarranted but overblown IMO</text:p>
            <text:p/>
            <text:p>Experiments are probably needed to settle this (ie, deployment and PR)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“Racy-jQuery” (2)</text:p>
          </draw:text-box>
        </draw:frame>
        <draw:frame presentation:style-name="pr26" draw:layer="layout" svg:width="25.199cm" svg:height="14.001cm" svg:x="1.4cm" svg:y="4.914cm" presentation:class="outline" presentation:user-transformed="true">
          <draw:text-box>
            <text:p text:style-name="P15">Restrictions have been suggested:</text:p>
            <text:list text:style-name="L2">
              <text:list-item>
                <text:p text:style-name="P16">Main thread can access shared memory when workers are stopped (callback, probe)</text:p>
              </text:list-item>
              <text:list-item>
                <text:p text:style-name="P16">Main thread has no access to shared memory at all (proxy through workers)</text:p>
              </text:list-item>
              <text:list-item>
                <text:p text:style-name="P16">Workers must opt in to use shared memory (pragma, constructor flag, special module)</text:p>
              </text:list-item>
            </text:list>
            <text:p text:style-name="P16"/>
            <text:p text:style-name="P16">But how effective?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not PJS?</text:p>
          </draw:text-box>
        </draw:frame>
        <draw:frame presentation:style-name="pr23" draw:layer="layout" svg:width="25.199cm" svg:height="15.351cm" svg:x="1.4cm" svg:y="4.914cm" presentation:class="outline" presentation:user-transformed="true">
          <draw:text-box>
            <text:p>PJS subset is hard to pin down</text:p>
            <text:list text:style-name="L2">
              <text:list-item>
                <text:p>hard to know what's effective</text:p>
              </text:list-item>
              <text:list-item>
                <text:p>impediment to portability, standardization</text:p>
              </text:list-item>
            </text:list>
            <text:p/>
            <text:p>“Casual” API does not provide speedup</text:p>
            <text:list text:continue-numbering="true" text:style-name="L2">
              <text:list-item>
                <text:p>overhead (recompile, gc, scheduling)</text:p>
              </text:list-item>
              <text:list-item>
                <text:p>granularity issues, lack of control</text:p>
              </text:list-item>
            </text:list>
            <text:p/>
            <text:p>Fixable? <text:s/>Maybe, but not obvious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lternate designs (1)</text:p>
          </draw:text-box>
        </draw:frame>
        <draw:frame presentation:style-name="pr32" draw:layer="layout" svg:width="25.199cm" svg:height="12.592cm" svg:x="1.4cm" svg:y="4.914cm" presentation:class="outline" presentation:user-transformed="true">
          <draw:text-box>
            <text:p>Proper atomic cells or mutexes?</text:p>
            <text:p/>
            <text:p>Hard to reconcile with asm.js needs</text:p>
            <text:list text:style-name="L2">
              <text:list-item>
                <text:p>Atomic objects require some type of storage management and initialization</text:p>
              </text:list-item>
              <text:list-item>
                <text:p>Problematic for pthreads, C++11 atomic&lt;&gt;, as well as C11 atomics</text:p>
              </text:list-item>
              <text:list-item>
                <text:p>“Rich” features may serve fewer use ca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lternate designs (2)</text:p>
          </draw:text-box>
        </draw:frame>
        <draw:frame presentation:style-name="pr33" draw:text-style-name="P3" draw:layer="layout" svg:width="25.199cm" svg:height="12.915cm" svg:x="1.4cm" svg:y="4.914cm" presentation:class="outline" presentation:user-transformed="true">
          <draw:text-box>
            <text:p>Avoid TypedArray, do something else:</text:p>
            <text:p/>
            <text:p><text:span text:style-name="T9"><text:s text:c="4"/></text:span><text:span text:style-name="T9">let s = new Shared(byteSize)</text:span></text:p>
            <text:p><text:span text:style-name="T9"><text:s text:c="4"/></text:span><text:span text:style-name="T9">let v = Shared.int32.load(s, 37)</text:span></text:p>
            <text:p><text:span text:style-name="T9"><text:s text:c="4"/></text:span><text:span text:style-name="T9">Shared.int32.store(s, 37, x)</text:span></text:p>
            <text:p/>
            <text:p>Somewhat verbose, user-hostile?</text:p>
            <text:p>Does not get rid of essential complexity: races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9T11:59:57</meta:creation-date>
    <meta:editing-duration>P4DT8H42M5S</meta:editing-duration>
    <meta:editing-cycles>171</meta:editing-cycles>
    <dc:date>2016-01-26T15:09:52.361893000</dc:date>
    <meta:generator>LibreOffice/5.0.1.2$MacOSX_X86_64 LibreOffice_project/81898c9f5c0d43f3473ba111d7b351050be20261</meta:generator>
    <meta:document-statistic meta:object-count="231"/>
  </office:meta>
</office:document-meta>
</file>